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oefler Text" svg:font-family="'Hoefler Text'"/>
    <style:font-face style:name="Hoefler Text Black" svg:font-family="'Hoefler Text Black'"/>
    <style:font-face style:name="Lucida Sans1" svg:font-family="'Lucida Sans'" style:font-family-generic="swiss"/>
    <style:font-face style:name="ETBembo" svg:font-family="ETBembo" style:font-pitch="variable"/>
    <style:font-face style:name="Hoefler Text1" svg:font-family="'Hoefler Text'" style:font-family-generic="roman" style:font-pitch="variable"/>
    <style:font-face style:name="Rockwell Extra Bold" svg:font-family="'Rockwell Extra Bold'"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cm" fo:line-height="100%" fo:text-align="justify" style:justify-single-word="false" fo:text-indent="0cm" style:auto-text-indent="false">
        <style:tab-stops>
          <style:tab-stop style:position="0.75cm"/>
        </style:tab-stops>
      </style:paragraph-properties>
      <style:text-properties style:font-name="ETBembo" fo:font-size="12pt" fo:font-style="normal" style:text-underline-style="none" fo:font-weight="normal" style:font-name-asian="SimSun" style:font-size-asian="12pt" style:font-style-asian="normal" style:font-weight-asian="normal" style:font-name-complex="Lucida Sans" style:font-size-complex="12pt" style:font-style-complex="normal" style:font-weight-complex="normal"/>
    </style:style>
    <style:style style:name="P2" style:family="paragraph" style:parent-style-name="Standard">
      <style:paragraph-properties fo:margin-left="0cm" fo:margin-right="0cm" fo:line-height="100%" fo:text-align="justify" style:justify-single-word="false" fo:text-indent="0cm" style:auto-text-indent="false">
        <style:tab-stops>
          <style:tab-stop style:position="0.75cm"/>
        </style:tab-stops>
      </style:paragraph-properties>
      <style:text-properties style:font-name="ETBembo" fo:font-size="12pt" fo:font-style="normal" style:text-underline-style="none" fo:font-weight="normal" style:font-name-asian="SimSun" style:font-size-asian="12pt" style:font-style-asian="normal" style:font-weight-asian="normal" style:font-name-complex="Lucida Sans" style:font-size-complex="12pt" style:font-style-complex="normal" style:font-weight-complex="normal"/>
    </style:style>
    <style:style style:name="P3" style:family="paragraph" style:parent-style-name="Standard">
      <style:paragraph-properties fo:margin-left="0cm" fo:margin-right="0cm" fo:line-height="100%" fo:text-align="justify" style:justify-single-word="false" fo:text-indent="0cm" style:auto-text-indent="false">
        <style:tab-stops>
          <style:tab-stop style:position="0.75cm"/>
        </style:tab-stops>
      </style:paragraph-properties>
      <style:text-properties style:font-name="Rockwell Extra Bold" fo:font-size="12pt" fo:font-style="normal" style:text-underline-style="none" fo:font-weight="normal" style:font-name-asian="SimSun" style:font-size-asian="12pt" style:font-style-asian="normal" style:font-weight-asian="normal" style:font-name-complex="Lucida Sans" style:font-size-complex="12pt" style:font-style-complex="normal" style:font-weight-complex="normal"/>
    </style:style>
    <style:style style:name="P4" style:family="paragraph" style:parent-style-name="Standard">
      <style:paragraph-properties fo:margin-left="0cm" fo:margin-right="0cm" fo:line-height="125%" fo:text-align="center" style:justify-single-word="false" fo:text-indent="0cm" style:auto-text-indent="false">
        <style:tab-stops>
          <style:tab-stop style:position="0.75cm"/>
        </style:tab-stops>
      </style:paragraph-properties>
      <style:text-properties style:font-name="Rockwell Extra Bold" fo:font-size="18pt" fo:letter-spacing="normal" fo:font-style="normal" style:text-underline-style="none" fo:font-weight="800" style:font-name-asian="SimSun" style:font-size-asian="18pt" style:font-style-asian="normal" style:font-weight-asian="normal" style:font-name-complex="Lucida Sans" style:font-size-complex="18pt" style:font-style-complex="normal" style:font-weight-complex="normal"/>
    </style:style>
    <style:style style:name="P5" style:family="paragraph" style:parent-style-name="Standard">
      <style:paragraph-properties fo:margin-left="0cm" fo:margin-right="0cm" fo:line-height="100%" fo:text-align="justify" style:justify-single-word="false" fo:text-indent="0cm" style:auto-text-indent="false">
        <style:tab-stops>
          <style:tab-stop style:position="0.75cm"/>
        </style:tab-stops>
      </style:paragraph-properties>
      <style:text-properties style:font-name="Rockwell Extra Bold" fo:font-size="15pt" fo:font-style="normal" style:text-underline-style="none" fo:font-weight="normal" style:font-name-asian="SimSun" style:font-size-asian="15pt" style:font-style-asian="normal" style:font-weight-asian="normal" style:font-name-complex="Lucida Sans" style:font-size-complex="15pt" style:font-style-complex="normal" style:font-weight-complex="normal"/>
    </style:style>
    <style:style style:name="P6" style:family="paragraph" style:parent-style-name="Standard">
      <style:paragraph-properties fo:margin-left="0cm" fo:margin-right="0cm" fo:line-height="100%" fo:text-align="justify" style:justify-single-word="false" fo:text-indent="0cm" style:auto-text-indent="false">
        <style:tab-stops>
          <style:tab-stop style:position="0.75cm"/>
        </style:tab-stops>
      </style:paragraph-properties>
      <style:text-properties style:font-name="Rockwell Extra Bold" fo:font-size="10pt" fo:font-style="normal" style:text-underline-style="none" fo:font-weight="normal" style:font-name-asian="SimSun" style:font-size-asian="10pt" style:font-style-asian="normal" style:font-weight-asian="normal" style:font-name-complex="Lucida Sans" style:font-size-complex="10pt" style:font-style-complex="normal" style:font-weight-complex="normal"/>
    </style:style>
    <style:style style:name="T1" style:family="text">
      <style:text-properties style:font-name="ETBembo"/>
    </style:style>
    <style:style style:name="T2" style:family="text">
      <style:text-properties style:font-name="Hoefler Text1"/>
    </style:style>
    <style:style style:name="T3" style:family="text">
      <style:text-properties fo:font-variant="normal" fo:text-transform="none"/>
    </style:style>
    <style:style style:name="T4" style:family="text">
      <style:text-properties fo:font-variant="normal" fo:text-transform="none" style:font-name="ETBembo"/>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og Hill</text:p>
      <text:p text:style-name="P1"/>
      <text:p text:style-name="P5">The Hill</text:p>
      <text:p text:style-name="P1">Lines divide the hill into spaces. Only one dog can occupy each space. We use a letter and a number, such as 'c<text:span text:style-name="T2">3</text:span>', to name each space according to its position in the hill. Each space has a different height: a<text:span text:style-name="T2">1</text:span> lies uphill from a<text:span text:style-name="T2">2</text:span>, which lies uphill from a<text:span text:style-name="T2">3</text:span>, which lies uphill from b<text:span text:style-name="T2">1</text:span>, which lies uphill from b<text:span text:style-name="T2">2</text:span>, and so on down to e<text:span text:style-name="T2">7</text:span> at the bottom. We call spaces a<text:span text:style-name="T2">1</text:span>, a<text:span text:style-name="T2">2</text:span> and a<text:span text:style-name="T2">3</text:span> the 'goal spaces'.</text:p>
      <text:p text:style-name="P1"/>
      <text:p text:style-name="P5">Setup</text:p>
      <text:p text:style-name="P1">Deal each player a random <text:span text:style-name="T3">victory card</text:span> face down. <text:span text:style-name="T1">A player can check their </text:span><text:span text:style-name="T4">victory card</text:span><text:span text:style-name="T1"> whenever they want, but shouldn't show it to the other players. </text:span>Deal a column of six <text:span text:style-name="T3">dog cards</text:span> where everyone can see it. The first one becomes dog-<text:span text:style-name="T2">1</text:span>, the second one dog-<text:span text:style-name="T2">2</text:span>, etc. Find the matching pawns for each of those dogs and distribute them around the outermost ring of the hill: dog-<text:span text:style-name="T2">1</text:span> goes in e<text:span text:style-name="T2">1</text:span>, dog-<text:span text:style-name="T2">2</text:span> goes in e<text:span text:style-name="T2">2</text:span>, etc. Leave e<text:span text:style-name="T2">7</text:span> empty. </text:p>
      <text:p text:style-name="P1"/>
      <text:p text:style-name="P5">Play</text:p>
      <text:p text:style-name="P1">Choose a player to go first. That player takes a turn, then the player to his or her left takes a turn, then the player to his or her left takes a turn, and so on, around and around, until one of the players declares victory.</text:p>
      <text:p text:style-name="P1"><text:tab/>During your turn, you must choose either to run or to bark (see below). You can't do both.</text:p>
      <text:p text:style-name="P1"/>
      <text:p text:style-name="P3">Run</text:p>
      <text:p text:style-name="P1">To run, choose a dog and move it, then choose a dog and move it, then choose a dog and move it. You can choose three different dogs or choose the same dog three times or choose one dog once and another one twice.</text:p>
      <text:p text:style-name="P1"/>
      <text:p text:style-name="P6">Move a Dog</text:p>
      <text:p text:style-name="P1">To move a dog, choose an empty space uphill from and next to the one it occupies and move it there. Unless the dog has a special ability that lets you do otherwise, you can only move it uphill and only into spaces next to the one it occupies. You can only choose to move a dog if you can move it somewhere.</text:p>
      <text:p text:style-name="P1"/>
      <text:p text:style-name="P3">Bark</text:p>
      <text:p text:style-name="P1">You can only choose to bark if at least two dogs occupy spaces next to one another. Choose the dog who will bark and a dog in an adjacent space it will bark at. It doesn't matter which dog lies uphill from the other. A dog barked at retreats if one or more of the spaces next to it has no other dog in it.</text:p>
      <text:p text:style-name="P1"/>
      <text:p text:style-name="P6">Retreat</text:p>
      <text:p text:style-name="P1">First choose an unoccupied space next to the dog barked at and transfer it into it. It doesn't matter whether the space lies uphill or downhill. Then transfer the dog that barked into the space that the dog barked at used to occupy. Again, it doesn't matter whether the spaces lies uphill or downhill. </text:p>
      <text:p text:style-name="P1"/>
      <text:p text:style-name="P3">Victory</text:p>
      <text:p text:style-name="P1">After each player's turn, any play may declare victory if each of the three dogs on their victory card occupies a goal space. It doesn't matter which goal space each occupi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oefler Text" svg:font-family="'Hoefler Text'"/>
    <style:font-face style:name="Hoefler Text Black" svg:font-family="'Hoefler Text Black'"/>
    <style:font-face style:name="Lucida Sans1" svg:font-family="'Lucida Sans'" style:font-family-generic="swiss"/>
    <style:font-face style:name="ETBembo" svg:font-family="ETBembo" style:font-pitch="variable"/>
    <style:font-face style:name="Hoefler Text1" svg:font-family="'Hoefler Text'" style:font-family-generic="roman" style:font-pitch="variable"/>
    <style:font-face style:name="Rockwell Extra Bold" svg:font-family="'Rockwell Extra Bold'"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Hoefler Text" fo:font-size="12pt" fo:language="en" fo:country="AU"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Hoefler Text Black" fo:font-size="16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Footer" style:family="paragraph" style:parent-style-name="Standard" style:class="extra">
      <style:paragraph-properties text:number-lines="false" text:line-number="0">
        <style:tab-stops>
          <style:tab-stop style:position="6.75cm" style:type="center"/>
          <style:tab-stop style:position="13.501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usage="mirrored">
      <style:page-layout-properties fo:page-width="21.001cm" fo:page-height="29.7cm" style:num-format="1" style:print-orientation="portrait" fo:margin-top="2cm" fo:margin-bottom="2cm" fo:margin-left="3cm" fo:margin-right="3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ndy Smith</meta:initial-creator>
    <meta:creation-date>2019-04-19T16:49:03.71</meta:creation-date>
    <meta:generator>OpenOffice/4.1.6$Win32 OpenOffice.org_project/416m1$Build-9790</meta:generator>
    <dc:date>2019-11-08T11:04:44.56</dc:date>
    <dc:creator>Andy Smith</dc:creator>
    <meta:editing-duration>P1DT13H4M42S</meta:editing-duration>
    <meta:editing-cycles>275</meta:editing-cycles>
    <meta:printed-by>Andy Smith</meta:printed-by>
    <meta:print-date>2019-07-13T14:44:53.20</meta:print-date>
    <meta:document-statistic meta:table-count="0" meta:image-count="0" meta:object-count="0" meta:page-count="1" meta:paragraph-count="18" meta:word-count="493" meta:character-count="2497"/>
  </office:meta>
</office:document-meta>
</file>